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="thin solid #000000" style:vertical-align="automatic" fo:wrap-option="wrap"/>
      <style:text-properties fo:color="#00CC00"/>
    </style:style>
    <style:style style:name="ce5" style:family="table-cell" style:parent-style-name="Default" style:data-style-name="N30">
      <style:table-cell-properties fo:border="thin solid #000000" style:vertical-align="automatic" fo:wrap-option="wrap"/>
    </style:style>
    <style:style style:name="ce6" style:family="table-cell" style:parent-style-name="Default" style:data-style-name="N30">
      <style:table-cell-properties fo:border="thin solid #000000"/>
      <style:text-properties fo:color="#00CC00"/>
    </style:style>
    <style:style style:name="ce7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fo:background-color="transparent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fo:background-color="transparent"/>
      <style:text-properties fo:color="#00CC00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thin solid #000000"/>
      <style:text-properties fo:color="#00CC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none" fo:background-color="transparent"/>
    </style:style>
    <style:style style:name="ce16" style:family="table-cell" style:parent-style-name="Default" style:data-style-name="N30">
      <style:table-cell-properties fo:border-top="thin solid #000000" fo:border-bottom="none" fo:border-left="none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  <style:text-properties fo:color="#00CC00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30">
      <style:table-cell-properties fo:border-top="none" fo:border-bottom="none" fo:border-left="none" fo:border-right="thin solid #000000"/>
    </style:style>
    <style:style style:name="ce20" style:family="table-cell" style:parent-style-name="Default" style:data-style-name="N30"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fo:background-color="transparent"/>
    </style:style>
    <style:style style:name="ce25" style:family="table-cell" style:parent-style-name="Ausgabe" style:data-style-name="N3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852708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6.87916666666667cm"/>
    </style:style>
    <style:style style:name="co6" style:family="table-column">
      <style:table-column-properties fo:break-before="auto" style:column-width="8.62541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4.75pt" style:use-optimal-row-height="false" fo:break-before="auto"/>
    </style:style>
    <style:style style:name="ro3" style:family="table-row">
      <style:table-row-properties style:row-height="111pt" style:use-optimal-row-height="false" fo:break-before="auto"/>
    </style:style>
    <style:style style:name="ro4" style:family="table-row">
      <style:table-row-properties style:row-height="110.25pt" style:use-optimal-row-height="false" fo:break-before="auto"/>
    </style:style>
    <style:style style:name="ro5" style:family="table-row">
      <style:table-row-properties style:row-height="123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Zeit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7" table:number-columns-repeated="15361" table:default-cell-style-name="ce1"/>
        <table:table-row table:style-name="ro1">
          <table:table-cell table:style-name="ce25"/>
          <table:table-cell office:value-type="string" table:style-name="ce2">
            <text:p>Hyerim</text:p>
          </table:table-cell>
          <table:table-cell office:value-type="string" table:style-name="ce2">
            <text:p>Florian</text:p>
          </table:table-cell>
          <table:table-cell office:value-type="string" table:style-name="ce2">
            <text:p>Nicole</text:p>
          </table:table-cell>
          <table:table-cell office:value-type="string" table:style-name="ce2">
            <text:p>Luca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9.6 - 25.6</text:p>
          </table:table-cell>
          <table:table-cell office:value-type="string" table:style-name="ce4">
            <text:p>- Andere Gegner Typen</text:p>
            <text:p>- Gegner dynamisch spawnen</text:p>
            <text:p>- Gegner mit unterschiedlichen Geschwindigkeiten</text:p>
            <text:p>- Verbesserung der Gegnerleben</text:p>
          </table:table-cell>
          <table:table-cell office:value-type="string" table:style-name="ce5">
            <text:p>- Falling Platforms after Contact</text:p>
            <text:p>- Easing/tweening optimizing</text:p>
            <text:p>- Spike optimizing</text:p>
            <text:p/>
          </table:table-cell>
          <table:table-cell office:value-type="string" table:style-name="ce5">
            <text:p>- Angriff von Enemy auf Spieler führt</text:p>
            <text:p>nur zu einem Lebenverlust, d.h.</text:p>
            <text:p>this.lives -= 1</text:p>
            <text:p>- Wenn beide Spieler sterben (this.lives = 0), erscheint der Gameover-Screen</text:p>
          </table:table-cell>
          <table:table-cell office:value-type="string" table:style-name="ce2">
            <text:p>- Datenbank einbinden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26.6 - 2.7</text:p>
          </table:table-cell>
          <table:table-cell office:value-type="string" table:style-name="ce4">
            <text:p>- Gegner Fähigkeit geben, sich auf Spieler zuzubewegen</text:p>
          </table:table-cell>
          <table:table-cell office:value-type="string" table:style-name="ce5">
            <text:p>- Erweiterung der Funktionen für bisherige</text:p>
            <text:p>Hindernisse (spikes, platforms)</text:p>
            <text:p>- new: Pitfall &amp; Puddle Obstacle</text:p>
          </table:table-cell>
          <table:table-cell office:value-type="string" table:style-name="ce5">
            <text:p>- Spieler verschiedene Fähigkeiten geben</text:p>
            <text:p>(kraft, leben, sprunghöhe,</text:p>
            <text:p>geschwindigkeit,…) und <text:s/>Wiederbelebungsfunkion</text:p>
            <text:p/>
          </table:table-cell>
          <table:table-cell office:value-type="string" table:style-name="ce5">
            <text:p>- Datenbank: (Server und Funktionen)</text:p>
            <text:p>Pause-Menü -&gt; speichern</text:p>
            <text:p>Main-Menü -&gt; laden</text:p>
            <text:p>- Panda Sprite machen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3.7 - 9.7</text:p>
          </table:table-cell>
          <table:table-cell office:value-type="string" table:style-name="ce4">
            <text:p>- Ziel-Item (Flagge oder so)</text:p>
            <text:p>- vielleicht spezielle Collectables, damit</text:p>
            <text:p>man ins nächste Level gelangt</text:p>
          </table:table-cell>
          <table:table-cell office:value-type="string" table:style-name="ce2">
            <text:p>Tiled Maps</text:p>
          </table:table-cell>
          <table:table-cell office:value-type="string" table:style-name="ce5">
            <text:p>- Spieler sollen schlagen?</text:p>
            <text:p>Und Collectables einsammeln für</text:p>
            <text:p>Boost (waffen, rüstung)</text:p>
          </table:table-cell>
          <table:table-cell office:value-type="string" table:style-name="ce5">
            <text:p>Tiled Maps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10.7 - 16.7</text:p>
          </table:table-cell>
          <table:table-cell office:value-type="string" table:style-name="ce6">
            <text:p>- Boss<text:span text:style-name="T1">level</text:span></text:p>
          </table:table-cell>
          <table:table-cell office:value-type="string" table:style-name="ce5">
            <text:p>- Sprites fertig machen</text:p>
            <text:p>- kooperatives Element</text:p>
            <text:p><text:s/>-&gt; spezielle Platformen in die Klasse rein</text:p>
          </table:table-cell>
          <table:table-cell office:value-type="string" table:style-name="ce5">
            <text:p>Spieler Fähigkeiten (siehe unten)</text:p>
            <text:p>kooperative Elemente</text:p>
          </table:table-cell>
          <table:table-cell office:value-type="string" table:style-name="ce5">
            <text:p>- Datenbank: (Server und Funktionen)</text:p>
            <text:p>Pause-Menü -&gt; speichern</text:p>
            <text:p>Main-Menü -&gt; laden</text:p>
            <text:p>Bestenliste (anhand von Zeit?)</text:p>
            <text:p>- Leaderboard State</text:p>
            <text:p>- gespielte Zeit (timer von Anfang an</text:p>
            <text:p>laufen lassen)</text:p>
          </table:table-cell>
          <table:table-cell table:number-columns-repeated="16379"/>
        </table:table-row>
        <table:table-row table:style-name="ro6">
          <table:table-cell office:value-type="string" table:style-name="ce2">
            <text:p>17.7 - 23.7</text:p>
          </table:table-cell>
          <table:table-cell office:value-type="string" table:style-name="ce7">
            <text:p>Code-Struktur, kommentieren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2">
            <text:p>24.7 - 30.7</text:p>
          </table:table-cell>
          <table:table-cell office:value-type="string" table:style-name="ce7">
            <text:p>TESTPHASE + Puffer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2">
            <text:p>bis 7.8</text:p>
          </table:table-cell>
          <table:table-cell table:number-columns-repeated="4" table:style-name="ce7"/>
          <table:table-cell table:number-columns-repeated="16379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Design:</text:p>
          </table:table-cell>
          <table:table-cell table:number-columns-repeated="1021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3">
            <text:p>Hintergrund-Bilder adden</text:p>
          </table:table-cell>
          <table:table-cell office:value-type="string" table:style-name="ce2">
            <text:p>Spieler</text:p>
          </table:table-cell>
          <table:table-cell table:number-columns-repeated="1020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3">
            <text:p>sound</text:p>
          </table:table-cell>
          <table:table-cell table:style-name="ce2"/>
          <table:table-cell table:number-columns-repeated="1020" table:style-name="ce3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string" table:style-name="ce8">
            <text:p>Pfeil und Bogen</text:p>
          </table:table-cell>
          <table:table-cell table:style-name="ce3"/>
          <table:table-cell office:value-type="string" table:style-name="ce9">
            <text:p>kooperatives Element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table:style-name="ce10"/>
          <table:table-cell table:style-name="ce3"/>
          <table:table-cell office:value-type="string" table:style-name="ce10">
            <text:p>Button aktivieren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office:value-type="string" table:style-name="ce10">
            <text:p>Munition collecten</text:p>
          </table:table-cell>
          <table:table-cell table:style-name="ce3"/>
          <table:table-cell office:value-type="string" table:style-name="ce10">
            <text:p>nur 1 spieler kann ihn erreichen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office:value-type="string" table:style-name="ce8">
            <text:p>Bambus</text:p>
          </table:table-cell>
          <table:table-cell table:style-name="ce3"/>
          <table:table-cell office:value-type="string" table:style-name="ce10">
            <text:p>-&gt; es erscheinen Platformen z.B.</text:p>
          </table:table-cell>
          <table:table-cell office:value-type="string" table:style-name="ce3">
            <text:p>früchte liegen so, dass nur einer sie sammeln kann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10">
            <text:p>-&gt; collect: sehr rare</text:p>
          </table:table-cell>
          <table:table-cell table:style-name="ce3"/>
          <table:table-cell office:value-type="string" table:style-name="ce10">
            <text:p>-&gt; platform elevator</text:p>
          </table:table-cell>
          <table:table-cell office:value-type="string" table:style-name="ce3">
            <text:p>dünne Gänge -&gt; man braucht Waffen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boss</text:p>
          </table:table-cell>
          <table:table-cell table:style-name="ce3"/>
          <table:table-cell table:style-name="ce10"/>
          <table:table-cell table:style-name="ce3"/>
          <table:table-cell office:value-type="string" table:style-name="ce10">
            <text:p>-&gt; ..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string" table:style-name="ce9">
            <text:p>Fähigkeiten:</text:p>
          </table:table-cell>
          <table:table-cell table:style-name="ce3"/>
          <table:table-cell office:value-type="string" table:style-name="ce10">
            <text:p>Animation: Knockback</text:p>
          </table:table-cell>
          <table:table-cell table:style-name="ce3"/>
          <table:table-cell table:style-name="ce12"/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string" table:style-name="ce13">
            <text:p>- wirft Bananen random</text:p>
          </table:table-cell>
          <table:table-cell table:style-name="ce3"/>
          <table:table-cell office:value-type="string" table:style-name="ce12">
            <text:p>-&gt; kein tween, sondern bounce</text:p>
          </table:table-cell>
          <table:table-cell table:number-columns-repeated="1020" table:style-name="ce3"/>
          <table:table-cell table:number-columns-repeated="15361"/>
        </table:table-row>
        <table:table-row table:style-name="ro1">
          <table:table-cell office:value-type="string" table:style-name="ce14">
            <text:p>- springt jede 10 sek.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office:value-type="string" table:style-name="ce14">
            <text:p>-&gt; kann sehr hoch springen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office:value-type="string" table:style-name="ce14">
            <text:p>-&gt; camera.shake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office:value-type="string" table:style-name="ce14">
            <text:p>- Leben: 20</text:p>
          </table:table-cell>
          <table:table-cell table:style-name="ce3"/>
          <table:table-cell office:value-type="string" table:style-name="ce15">
            <text:p>levels (tiled) -&gt; vegetationszonen (JSON)</text:p>
          </table:table-cell>
          <table:table-cell table:style-name="ce16"/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17">
            <text:p>(- Lebensbalken, nicht wichtig)</text:p>
          </table:table-cell>
          <table:table-cell table:style-name="ce3"/>
          <table:table-cell office:value-type="string" table:style-name="ce18">
            <text:p>1. level: normal TEST</text:p>
          </table:table-cell>
          <table:table-cell table:style-name="ce19"/>
          <table:table-cell table:number-columns-repeated="1019" table:style-name="ce3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string" table:style-name="ce18">
            <text:p>2. level: wasserlevel</text:p>
          </table:table-cell>
          <table:table-cell office:value-type="string" table:style-name="ce19">
            <text:p>mehrere levels in playstate wie in mozilla</text:p>
          </table:table-cell>
          <table:table-cell table:number-columns-repeated="1019" table:style-name="ce3"/>
          <table:table-cell table:number-columns-repeated="15361"/>
        </table:table-row>
        <table:table-row table:style-name="ro1">
          <table:table-cell table:number-columns-repeated="2" table:style-name="ce3"/>
          <table:table-cell office:value-type="string" table:style-name="ce18">
            <text:p>3. level: wüste</text:p>
          </table:table-cell>
          <table:table-cell table:style-name="ce19"/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20">
            <text:p>sprites</text:p>
          </table:table-cell>
          <table:table-cell table:style-name="ce3"/>
          <table:table-cell office:value-type="string" table:style-name="ce21">
            <text:p>Bosslevel</text:p>
          </table:table-cell>
          <table:table-cell table:style-name="ce22"/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3">
            <text:p>runterfallende pf</text:p>
          </table:table-cell>
          <table:table-cell office:value-type="string" table:style-name="ce3">
            <text:p>brüchig aussehend</text:p>
          </table:table-cell>
          <table:table-cell table:number-columns-repeated="1021" table:style-name="ce3"/>
          <table:table-cell table:number-columns-repeated="15361"/>
        </table:table-row>
        <table:table-row table:style-name="ro1">
          <table:table-cell office:value-type="string" table:style-name="ce3">
            <text:p>bewegende pf</text:p>
          </table:table-cell>
          <table:table-cell office:value-type="string" table:style-name="ce3">
            <text:p>wolken</text:p>
          </table:table-cell>
          <table:table-cell table:number-columns-repeated="1021" table:style-name="ce3"/>
          <table:table-cell table:number-columns-repeated="15361"/>
        </table:table-row>
        <table:table-row table:style-name="ro1">
          <table:table-cell office:value-type="string" table:style-name="ce3">
            <text:p>food</text:p>
          </table:table-cell>
          <table:table-cell table:number-columns-repeated="1022" table:style-name="ce3"/>
          <table:table-cell table:number-columns-repeated="15361"/>
        </table:table-row>
        <table:table-row table:style-name="ro7">
          <table:table-cell table:number-columns-repeated="16384"/>
        </table:table-row>
        <table:table-row table:style-name="ro1">
          <table:table-cell office:value-type="string" table:style-name="ce3">
            <text:p>münzen (ähnliches)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office:value-type="string" table:style-name="ce3">
            <text:p>gegner</text:p>
          </table:table-cell>
          <table:table-cell office:value-type="string" table:style-name="ce3">
            <text:p>affen</text:p>
          </table:table-cell>
          <table:table-cell office:value-type="string" table:style-name="ce23">
            <text:p>enemies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spinne</text:p>
          </table:table-cell>
          <table:table-cell office:value-type="string" table:style-name="ce18">
            <text:p>levelabhängiges Leben und Speed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irgendwas fliegendes</text:p>
          </table:table-cell>
          <table:table-cell office:value-type="string" table:style-name="ce18">
            <text:p>level 1: Leben: 1</text:p>
          </table:table-cell>
          <table:table-cell office:value-type="string" table:style-name="ce19">
            <text:p>speed: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string" table:style-name="ce18">
            <text:p>level 2: Leben: 1</text:p>
          </table:table-cell>
          <table:table-cell table:style-name="ce19"/>
          <table:table-cell table:number-columns-repeated="16380"/>
        </table:table-row>
        <table:table-row table:style-name="ro1">
          <table:table-cell office:value-type="string" table:style-name="ce3">
            <text:p>waffe</text:p>
          </table:table-cell>
          <table:table-cell office:value-type="string" table:style-name="ce3">
            <text:p>pfeil und bogen symbol</text:p>
          </table:table-cell>
          <table:table-cell office:value-type="string" table:style-name="ce21">
            <text:p>level 3: Leben 2</text:p>
          </table:table-cell>
          <table:table-cell table:style-name="ce22"/>
          <table:table-cell table:number-columns-repeated="16380"/>
        </table:table-row>
        <table:table-row table:style-name="ro7">
          <table:table-cell table:number-columns-repeated="16384"/>
        </table:table-row>
        <table:table-row table:style-name="ro1">
          <table:table-cell office:value-type="string" table:style-name="ce3">
            <text:p>boss</text:p>
          </table:table-cell>
          <table:table-cell table:number-columns-repeated="1022" table:style-name="ce3"/>
          <table:table-cell table:number-columns-repeated="15361"/>
        </table:table-row>
        <table:table-row table:number-rows-repeated="1048535" table:style-name="ro7">
          <table:table-cell table:number-columns-repeated="16384"/>
        </table:table-row>
      </table:table>
      <table:table table:name="How-To_Server" table:style-name="ta2">
        <table:table-column table:style-name="co7" table:number-columns-repeated="16384" table:default-cell-style-name="ce1"/>
        <table:table-row table:number-rows-repeated="2" table:style-name="ro7">
          <table:table-cell table:number-columns-repeated="16384"/>
        </table:table-row>
        <table:table-row table:style-name="ro7">
          <table:table-cell table:style-name="ce1">
            <draw:frame draw:z-index="1" draw:id="id0" draw:style-name="a58" draw:name="Textfeld 2" svg:x="0.30197in" svg:y="0.11457in" svg:width="7.0311in" svg:height="5.56299in">
              <draw:text-box>
                <text:p text:style-name="a1" text:class-names="" text:cond-style-name=""><text:span text:style-name="a0" text:class-names="">Tutorial für Server: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// Abhängigkeiten installieren mit npm \\</text:span></text:p>
                <text:p text:style-name="a7" text:class-names="" text:cond-style-name=""><text:span text:style-name="a6" text:class-names="">-&gt; öffnet ein terminal</text:span></text:p>
                <text:p text:style-name="a9" text:class-names="" text:cond-style-name=""><text:span text:style-name="a8" text:class-names="">-&gt; geht in Hauptprojekt Ordner, wo server.js file ist (im terminal)</text:span></text:p>
                <text:p text:style-name="a11" text:class-names="" text:cond-style-name=""><text:span text:style-name="a10" text:class-names="">-&gt; da macht ihr: "npm install" - ohne ""</text:span></text:p>
                <text:p text:style-name="a13" text:class-names="" text:cond-style-name=""><text:span text:style-name="a12" text:class-names="">-&gt; terminal kann man offen lassen</text:span></text:p>
                <text:p text:style-name="a15" text:class-names="" text:cond-style-name=""><text:span text:style-name="a14" text:class-names=""/></text:p>
                <text:p text:style-name="a17" text:class-names="" text:cond-style-name=""><text:span text:style-name="a16" text:class-names="">// MongoDb installieren \\</text:span></text:p>
                <text:p text:style-name="a19" text:class-names="" text:cond-style-name=""><text:span text:style-name="a18" text:class-names="">-&gt; dann müsst ihr MongoDb herunterladen und installieren</text:span></text:p>
                <text:p text:style-name="a21" text:class-names="" text:cond-style-name=""><text:span text:style-name="a20" text:class-names=""><text:s text:c="5"/>Link: https://www.mongodb.com/download-center#community</text:span></text:p>
                <text:p text:style-name="a23" text:class-names="" text:cond-style-name=""><text:span text:style-name="a22" text:class-names=""/></text:p>
                <text:p text:style-name="a25" text:class-names="" text:cond-style-name=""><text:span text:style-name="a24" text:class-names="">// MongoDb starten \\</text:span></text:p>
                <text:p text:style-name="a27" text:class-names="" text:cond-style-name=""><text:span text:style-name="a26" text:class-names="">-&gt; dann eine weiteres terminal öffnen</text:span></text:p>
                <text:p text:style-name="a29" text:class-names="" text:cond-style-name=""><text:span text:style-name="a28" text:class-names="">-&gt; geht in den Ordner, wo ihr MongoDb hin installiert habt (im terminal)</text:span></text:p>
                <text:p text:style-name="a31" text:class-names="" text:cond-style-name=""><text:span text:style-name="a30" text:class-names=""><text:s text:c="5"/>(bei mir: C:\Program Files\MongoDB)</text:span></text:p>
                <text:p text:style-name="a33" text:class-names="" text:cond-style-name=""><text:span text:style-name="a32" text:class-names="">-&gt; dann in die Unterordner navigieren (im terminal)</text:span></text:p>
                <text:p text:style-name="a35" text:class-names="" text:cond-style-name=""><text:span text:style-name="a34" text:class-names=""><text:s text:c="5"/>(bei mir: C:\Program Files\MongoDB\Server\3.4\bin)</text:span></text:p>
                <text:p text:style-name="a37" text:class-names="" text:cond-style-name=""><text:span text:style-name="a36" text:class-names="">-&gt; dort angekommen tippt das Folgende ein:</text:span></text:p>
                <text:p text:style-name="a39" text:class-names="" text:cond-style-name=""><text:span text:style-name="a38" text:class-names=""><text:s text:c="5"/>"mongod --dbpath &lt;Pfad zum Projekt&gt;\Hauptprojekt\data" - ohne ""</text:span></text:p>
                <text:p text:style-name="a41" text:class-names="" text:cond-style-name=""><text:span text:style-name="a40" text:class-names=""><text:s text:c="5"/>&lt;Pfad zum Projekt&gt;:</text:span></text:p>
                <text:p text:style-name="a43" text:class-names="" text:cond-style-name=""><text:span text:style-name="a42" text:class-names=""><text:s text:c="5"/>ist bei mir: C:\Users\Lucca\WebstormProjects\sepjs-fantastischefuenf\</text:span></text:p>
                <text:p text:style-name="a45" text:class-names="" text:cond-style-name=""><text:span text:style-name="a44" text:class-names=""/></text:p>
                <text:p text:style-name="a47" text:class-names="" text:cond-style-name=""><text:span text:style-name="a46" text:class-names="">// Server starten \\</text:span></text:p>
                <text:p text:style-name="a49" text:class-names="" text:cond-style-name=""><text:span text:style-name="a48" text:class-names="">-&gt; in dem ersten Terminal wo ihr im Hauptprojekt seid, eintippen:</text:span></text:p>
                <text:p text:style-name="a51" text:class-names="" text:cond-style-name=""><text:span text:style-name="a50" text:class-names=""><text:s text:c="5"/>"node server.js" - ohne ""</text:span></text:p>
                <text:p text:style-name="a53" text:class-names="" text:cond-style-name=""><text:span text:style-name="a52" text:class-names=""/></text:p>
                <text:p text:style-name="a55" text:class-names="" text:cond-style-name=""><text:span text:style-name="a54" text:class-names="">jetzt müsst ihr im Browser "localhost:3000" (-ohne "") eintippen und solltet das Spiel sehen :)</text:span></text:p>
                <text:p text:style-name="a57" text:class-names="" text:cond-style-name=""><text:span text:style-name="a5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573" table:style-name="ro7">
          <table:table-cell table:number-columns-repeated="16384"/>
        </table:table-row>
      </table:table>
      <table:table table:name="Tabelle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cca</meta:initial-creator>
    <dc:creator>Lucca</dc:creator>
    <meta:creation-date>2017-06-19T12:56:45Z</meta:creation-date>
    <dc:date>2017-07-21T12:33:45Z</dc:date>
    <meta:editing-cycles>7</meta:editing-cycles>
    <meta:editing-duration>PT0S</meta:editing-duration>
  </office:meta>
</office:document-meta>
</file>